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19:40.705523343</dc:date><text:p>HTML: &lt;meta name="created" content="00:00:00"&gt;</text:p></office:annotation><office:annotation><dc:date>2018-05-27T22:19:40.705563178</dc:date><text:p>HTML: &lt;meta name="changed" content="2018-05-01T11:45:36.703999541"&gt;</text:p></office:annotation><office:annotation><dc:date>2018-05-27T22:19:40.705587972</dc:date><text:p>HTML: &lt;meta name="created" content="2018-05-01T11:43:00.477313027"&gt;</text:p></office:annotation><office:annotation><dc:date>2018-05-27T22:19:40.705611246</dc:date><text:p>HTML: &lt;meta name="changed" content="2018-05-01T11:43:26.542920951"&gt;</text:p></office:annotation>A Gloria de Deus Visitou este Mundo </text:p>
      <text:p text:style-name="Text_20_body">A primeira visita da glória de Deus a este mundo foi quando Deus escolheu uma família para tornar-se um povo, para tornar-se uma nação - a nação de Israel. Deus tratou pessoalmente com aquela nação. A este povo Ele Se exibiu em poder (<text:a xlink:type="simple" xlink:href="http://bibliaonline.com.br/acf/dt/4/37" text:style-name="Internet_20_link" text:visited-style-name="Visited_20_Internet_20_Link">Dt 4:37</text:a>). </text:p>
      <text:p text:style-name="Text_20_body">Ele os tirou do Egito com Sua grande força e poder. </text:p>
      <text:p text:style-name="Text_20_body">Ele os guiou e alimentou por quarenta anos através de um grande deserto, e os introduziu na terra prometida com Seu poder (<text:a xlink:type="simple" xlink:href="http://bibliaonline.com.br/acf/sl/105/39-45" text:style-name="Internet_20_link" text:visited-style-name="Visited_20_Internet_20_Link">Sl 105:39-45</text:a>). </text:p>
      <text:p text:style-name="Text_20_body">A glória de Deus apareceu no mais magnífico templo com que esta Terra já foi agraciada, nos dias do grande rei Salomão (<text:a xlink:type="simple" xlink:href="http://bibliaonline.com.br/acf/2cr/7/1" text:style-name="Internet_20_link" text:visited-style-name="Visited_20_Internet_20_Link">2 Cr 7:1</text:a>). </text:p>
      <text:p text:style-name="Text_20_body">Mas pela indiferença à presença de Deus em poder e glória em seu meio; pela desobediência às Suas leis escritas pessoalmente por Ele; pelo desprezo à terra aprazível (<text:a xlink:type="simple" xlink:href="http://bibliaonline.com.br/acf/sl/106/24" text:style-name="Internet_20_link" text:visited-style-name="Visited_20_Internet_20_Link">Sl 106:24</text:a>); e por virarem as costas a Deus e se voltarem a ídolos pagãos (<text:a xlink:type="simple" xlink:href="http://bibliaonline.com.br/acf/os/1/6" text:style-name="Internet_20_link" text:visited-style-name="Visited_20_Internet_20_Link">Os 1:6</text:a>), a glória de Deus voltou ao céu (<text:a xlink:type="simple" xlink:href="http://bibliaonline.com.br/acf/ez/1/1-25,28" text:style-name="Internet_20_link" text:visited-style-name="Visited_20_Internet_20_Link">Ez 1:1-25,28</text:a>). </text:p>
      <text:p text:style-name="Text_20_body">Essa volta não foi forçada, mas por não poder encontrar repouso nesta terra corrompida, a glória voltou ao céu. </text:p>
      <text:p text:style-name="Text_20_body">Seguiu-se um intervalo de 500 anos. </text:p>
      <text:p text:style-name="Text_20_body">Então a glória voltou a esta Terra na Pessoa de Jesus Cristo, o próprio Deus. Esta foi uma visita da graça! A glória e a graça encontravam-se em humilde bondade e amor. A única esperança do mundo está em o Filho de Deus fazer-Se Homem (<text:a xlink:type="simple" xlink:href="http://bibliaonline.com.br/acf/is/4/5-6" text:style-name="Internet_20_link" text:visited-style-name="Visited_20_Internet_20_Link">Is 4:5-6</text:a>; <text:a xlink:type="simple" xlink:href="http://bibliaonline.com.br/acf/is/7/14" text:style-name="Internet_20_link" text:visited-style-name="Visited_20_Internet_20_Link">7:14</text:a>). E Ele assim o fez! </text:p>
      <text:p text:style-name="Text_20_body">Mas, oh! aquela glória em Cristo foi também rejeitada. E mais: desta vez expulsa à força deste mundo, na vergonha, rejeição e violência da cruz. Mais uma vez Deus foi-Se embora e voltou ao céu. </text:p>
      <text:p text:style-name="Text_20_body">O céu tem estado misteriosamente silencioso por já 1900 anos. </text:p>
      <text:p text:style-name="Text_20_body">Então haverá um terceiro retorno da glória, formalmente na Pessoa do Senhor Jesus. Desta vez retornará para reinar sobre esta Terra em poder judicial, prosperidade e paz - os 1000 anos, ou milênio. Céus e Terra estarão ligados como que por uma escada, e a justiça reinará (<text:a xlink:type="simple" xlink:href="http://bibliaonline.com.br/acf/os/2/19-23" text:style-name="Internet_20_link" text:visited-style-name="Visited_20_Internet_20_Link">Os 2:19-23</text:a>). </text:p>
      <text:p text:style-name="Text_20_body">Todavia, maravilha das maravilhas, há um grande mistério entre a segunda e a terceira visitas a esta Terra; uma vinda invisível, secreta e pessoal daquela glória, a Pessoa do Espírito Santo vinda ao coração e corpo, hoje, de cada crente no Senhor Jesus Cristo. </text:p>
      <text:p text:style-name="Text_20_body">Por meio da morte, do sangue derramado, da ressurreição e ascensão do Filho de Deus, foi aberto o caminho para que o conjunto dos crentes redimidos desfrutem hoje, em sua plenitude, a habitação do Espírito Santo, individualmente e coletivamente. </text:p>
      <text:p text:style-name="Text_20_body">E há mais! A qualquer momento, nós, crentes em Cristo, juntamente com o Espírito Santo, seremos arrebatados, trasladados para aquela mesma glória, juntamente e semelhantemente ao amado Filho de Deus, para sermos banhados para sempre pelo fulgor daquela imaculada e eterna glória (<text:a xlink:type="simple" xlink:href="http://bibliaonline.com.br/acf/1cr/29/10-13" text:style-name="Internet_20_link" text:visited-style-name="Visited_20_Internet_20_Link">1 Cr 29:10-13</text:a>). </text:p>
      <text:p text:style-name="Text_20_body">N.Berry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467" meta:character-count="2672" meta:non-whitespace-character-count="2205"/>
    <meta:generator>LibreOffice/5.1.6.2$Linux_X86_64 LibreOffice_project/10m0$Build-2</meta:generator>
  </office:meta>
</office:document-meta>
</file>